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225a" officeooo:paragraph-rsid="000f225a"/>
    </style:style>
    <style:style style:name="P2" style:family="paragraph" style:parent-style-name="Standard">
      <style:text-properties officeooo:rsid="0010f178" officeooo:paragraph-rsid="0010f178"/>
    </style:style>
    <style:style style:name="P3" style:family="paragraph" style:parent-style-name="Standard">
      <style:text-properties fo:font-weight="bold" officeooo:rsid="0010f178" officeooo:paragraph-rsid="0010f178" style:font-weight-asian="bold" style:font-weight-complex="bold"/>
    </style:style>
    <style:style style:name="P4" style:family="paragraph" style:parent-style-name="Standard">
      <style:text-properties fo:font-weight="bold" officeooo:rsid="00112b2f" officeooo:paragraph-rsid="00112b2f" style:font-weight-asian="bold" style:font-weight-complex="bold"/>
    </style:style>
    <style:style style:name="P5" style:family="paragraph" style:parent-style-name="Standard">
      <style:text-properties fo:font-size="54pt" fo:font-weight="bold" officeooo:rsid="000f225a" officeooo:paragraph-rsid="000f225a" style:font-size-asian="54pt" style:font-weight-asian="bold" style:font-size-complex="54pt" style:font-weight-complex="bold"/>
    </style:style>
    <style:style style:name="P6" style:family="paragraph" style:parent-style-name="Standard">
      <style:text-properties fo:font-size="54pt" fo:font-weight="bold" officeooo:rsid="0010f178" officeooo:paragraph-rsid="0010f178" style:font-size-asian="54pt" style:font-weight-asian="bold" style:font-size-complex="54pt" style:font-weight-complex="bold"/>
    </style:style>
    <style:style style:name="P7" style:family="paragraph" style:parent-style-name="Standard">
      <style:paragraph-properties fo:break-before="page"/>
      <style:text-properties fo:font-weight="bold" officeooo:rsid="0010f178" officeooo:paragraph-rsid="0010f178" style:font-weight-asian="bold" style:font-weight-complex="bold"/>
    </style:style>
    <style:style style:name="P8" style:family="paragraph" style:parent-style-name="Standard">
      <style:text-properties fo:font-weight="bold" officeooo:rsid="0010f178" officeooo:paragraph-rsid="0010f178" style:font-weight-asian="bold" style:font-weight-complex="bold"/>
    </style:style>
    <style:style style:name="P9" style:family="paragraph" style:parent-style-name="Standard">
      <style:text-properties fo:font-weight="bold" officeooo:rsid="0012da00" officeooo:paragraph-rsid="0012da00" style:font-weight-asian="bold" style:font-weight-complex="bold"/>
    </style:style>
    <style:style style:name="P10" style:family="paragraph" style:parent-style-name="Standard">
      <style:text-properties fo:font-weight="normal" officeooo:rsid="00119073" officeooo:paragraph-rsid="0012da00" style:font-weight-asian="normal" style:font-weight-complex="normal"/>
    </style:style>
    <style:style style:name="P11" style:family="paragraph" style:parent-style-name="Standard">
      <style:text-properties fo:font-weight="normal" officeooo:rsid="00112b2f" officeooo:paragraph-rsid="00112b2f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12b2f" officeooo:paragraph-rsid="00112b2f" style:font-weight-asian="normal" style:font-weight-complex="normal"/>
    </style:style>
    <style:style style:name="P13" style:family="paragraph" style:parent-style-name="Standard">
      <style:text-properties officeooo:rsid="0010f178" officeooo:paragraph-rsid="000f225a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weight="normal" officeooo:rsid="00112b2f" officeooo:paragraph-rsid="00112b2f" style:font-weight-asian="normal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weight="normal" officeooo:rsid="00119073" officeooo:paragraph-rsid="00119073" style:font-weight-asian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weight="normal" officeooo:rsid="00119073" officeooo:paragraph-rsid="0012da00" style:font-weight-asian="normal" style:font-weight-complex="normal"/>
    </style:style>
    <style:style style:name="T1" style:family="text">
      <style:text-properties officeooo:rsid="00112b2f"/>
    </style:style>
    <style:style style:name="T2" style:family="text">
      <style:text-properties officeooo:rsid="001190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>Usability Study</text:p>
      <text:p text:style-name="P6">for RaiderNAV</text:p>
      <text:p text:style-name="P1"/>
      <text:p text:style-name="P13"/>
      <text:p text:style-name="P7">Results <text:span text:style-name="T1">Summary</text:span></text:p>
      <text:p text:style-name="P3"/>
      <text:p text:style-name="P16">The primary takeaway from the results is also reflected in the feedback (below): The unscheduled navigation task was the most difficult to complete because it was not obvious to users how to select a destination. This difficulty arises from lack of contrast and distinguishing marks to separate the drop-down menu from the rest of the dialog. The rest of the feedback centered on improving the readability of elements in the app.</text:p>
      <text:p text:style-name="P10"/>
      <text:p text:style-name="P10"/>
      <text:p text:style-name="P9">Specific Results</text:p>
      <text:p text:style-name="P3"/>
      <text:p text:style-name="P15">2/4 users completed task 1 without error. <text:span text:style-name="T1">User 1 </text:span>and User 2 both<text:span text:style-name="T1"> failed task 1. They searched for ADMIN and tried to find their destination from the map.</text:span></text:p>
      <text:p text:style-name="P14"/>
      <text:p text:style-name="P15">4/4 users completed task 2 without error. User 3 expressed u<text:span text:style-name="T1">ncertainty about what checkboxes mean. This is understandable, as we have not implemented them yet and no messages pop up to describe changes made by checking/unchecking boxes.</text:span></text:p>
      <text:p text:style-name="P14"/>
      <text:p text:style-name="P14"><text:span text:style-name="T2">4/4 users completed task 3 without error. </text:span>User 1 <text:span text:style-name="T2">completed the task without error but </text:span>had difficulty clic<text:span text:style-name="T2">k</text:span>ing Friday on task <text:span text:style-name="T2">3</text:span> (small UI problem). <text:span text:style-name="T2">User 4 had c</text:span>onfusion about time format when putting start/end times in schedule <text:span text:style-name="T2">for task 3</text:span>. This can be solved with a drop-down menu as we originally planned to implement.</text:p>
      <text:p text:style-name="P14"/>
      <text:p text:style-name="P15">4/4 users completed task 4 without error.</text:p>
      <text:p text:style-name="P15"/>
      <text:p text:style-name="P15">4/4 users completed task 5 without error.</text:p>
      <text:p text:style-name="P15"/>
      <text:p text:style-name="P15">4/4 users completed task 6 without error.</text:p>
      <text:p text:style-name="P11"/>
      <text:p text:style-name="P3"/>
      <text:p text:style-name="P4">Feedback</text:p>
      <text:p text:style-name="P4"/>
      <text:list xml:id="list132624108" text:style-name="L1">
        <text:list-item>
          <text:p text:style-name="P12">Red on black is hard to see.</text:p>
        </text:list-item>
        <text:list-item>
          <text:p text:style-name="P12">Make the fonts bigger.</text:p>
        </text:list-item>
        <text:list-item>
          <text:p text:style-name="P12">Change greys to white.</text:p>
        </text:list-item>
        <text:list-item>
          <text:p text:style-name="P12">Outline lettering with white.</text:p>
        </text:list-item>
        <text:list-item>
          <text:p text:style-name="P12">Button colors should be brighter.</text:p>
        </text:list-item>
        <text:list-item>
          <text:p text:style-name="P12">Have an arrow on the dropdown menus.</text:p>
        </text:list-item>
        <text:list-item>
          <text:p text:style-name="P12">Allow for typing building destinations in dialogs.</text:p>
        </text:list-item>
        <text:list-item>
          <text:p text:style-name="P12">Allow for clicking destinations on map.</text:p>
        </text:list-item>
        <text:list-item>
          <text:p text:style-name="P12">Use categories for buildings to make finding them easier.</text:p>
        </text:list-item>
      </text:list>
      <text:p text:style-name="P7">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30:47.477044078</meta:creation-date>
    <dc:date>2018-04-12T19:52:16.358067945</dc:date>
    <meta:editing-duration>PT21M4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3" meta:paragraph-count="22" meta:word-count="285" meta:character-count="1659" meta:non-whitespace-character-count="1405"/>
  </office:meta>
</office:document-meta>
</file>